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/>
      <style:text-properties officeooo:rsid="0001711b" officeooo:paragraph-rsid="0001711b"/>
    </style:style>
    <style:style style:name="P3" style:family="paragraph" style:parent-style-name="Standard">
      <style:paragraph-properties fo:line-height="115%"/>
      <style:text-properties fo:font-size="20pt" style:font-size-asian="20pt" style:font-size-complex="20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5070b" officeooo:paragraph-rsid="0005070b"/>
    </style:style>
    <style:style style:name="P7" style:family="paragraph" style:parent-style-name="Footer">
      <style:paragraph-properties fo:padding="0in" fo:border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01711b"/>
    </style:style>
    <style:style style:name="T5" style:family="text">
      <style:text-properties officeooo:rsid="00039556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Leeslijst examen Nederlands</text:span><text:span text:style-name="T1"/></text:p>
      <text:p text:style-name="P1" loext:marker-style-name="T1"><text:span text:style-name="T1">van</text:span><text:span text:style-name="T1"/></text:p>
      <text:p text:style-name="P2" loext:marker-style-name="T1"><text:span text:style-name="T1">Connor Spruit</text:span></text:p>
      <text:p text:style-name="P1" loext:marker-style-name="T1"><text:span text:style-name="T1">6 vwo</text:span><text:span text:style-name="T1"/></text:p>
      <text:p text:style-name="P3" loext:marker-style-name="T1"/>
      <text:p text:style-name="Standard"/>
      <text:p text:style-name="Standard" loext:marker-style-name="T2"><text:span text:style-name="T2">middeleeuwen:</text:span><text:span text:style-name="T2"/></text:p>
      <text:p text:style-name="Standard"/>
      <text:p text:style-name="Standard">Mariken van Nieumeghen<text:tab/><text:tab/><text:tab/><text:tab/>Schrijver onbekend<text:tab/><text:tab/></text:p>
      <text:p text:style-name="P4" loext:marker-style-name="T2"/>
      <text:p text:style-name="Standard" loext:marker-style-name="T2"><text:span text:style-name="T2">renaissance:</text:span><text:span text:style-name="T2"/></text:p>
      <text:p text:style-name="Standard"/>
      <text:p text:style-name="Standard">Klucht van de koe (1612)<text:tab/><text:tab/><text:tab/><text:tab/>G.A. Bredero<text:tab/><text:tab/><text:tab/></text:p>
      <text:p text:style-name="P4" loext:marker-style-name="T2"/>
      <text:p text:style-name="Standard" loext:marker-style-name="T2"><text:span text:style-name="T2">verlichting/romantiek:</text:span><text:span text:style-name="T2"/></text:p>
      <text:p text:style-name="P4" loext:marker-style-name="T2"/>
      <text:p text:style-name="Standard">Saïdjah en Adinda (1859)<text:tab/><text:tab/><text:tab/><text:tab/>Multatuli</text:p>
      <text:p text:style-name="Standard"/>
      <text:p text:style-name="P5" loext:marker-style-name="T3"/>
      <text:p text:style-name="Standard" loext:marker-style-name="T3"><text:span text:style-name="T3"><text:tab/></text:span><text:span text:style-name="T3"/></text:p>
      <text:p text:style-name="P4" loext:marker-style-name="T2"/>
      <text:p text:style-name="Standard" loext:marker-style-name="T2"><text:span text:style-name="T2">modern:</text:span><text:span text:style-name="T2"/></text:p>
      <text:p text:style-name="Standard"/>
      <text:p text:style-name="Standard"><text:span text:style-name="T4">Hack: Het Instituut (2019)<text:tab/><text:tab/></text:span><text:tab/><text:tab/><text:span text:style-name="T4">Mirjam Mous <text:tab/><text:tab/></text:span>niveau <text:span text:style-name="T4">3</text:span></text:p>
      <text:p text:style-name="Standard"/>
      <text:p text:style-name="Standard"><text:span text:style-name="T4">eus (2012)</text:span><text:tab/><text:tab/><text:tab/><text:tab/><text:tab/><text:tab/>Ö<text:span text:style-name="T4">zcan Akyol</text:span><text:tab/><text:tab/><text:tab/>niveau <text:span text:style-name="T4">2</text:span></text:p>
      <text:p text:style-name="Standard"/>
      <text:p text:style-name="Standard"><text:span text:style-name="T4">Lieveling (2015)<text:tab/><text:tab/><text:tab/><text:tab/></text:span><text:tab/><text:span text:style-name="T4">Kim van Kooten</text:span><text:tab/><text:tab/>niveau <text:span text:style-name="T4">2</text:span></text:p>
      <text:p text:style-name="Standard"/>
      <text:p text:style-name="Standard"><text:span text:style-name="T4">Het Gouden Ei (1984)</text:span><text:tab/><text:tab/><text:tab/><text:tab/><text:span text:style-name="T4">Tim Krabbé<text:tab/></text:span><text:tab/><text:tab/>niveau 3</text:p>
      <text:p text:style-name="Standard"/>
      <text:p text:style-name="Standard"><text:span text:style-name="T4">Efter (2014)</text:span><text:tab/><text:tab/><text:tab/><text:tab/><text:tab/><text:tab/><text:span text:style-name="T4">Hanna Bervoets</text:span><text:tab/><text:tab/>niveau </text:p>
      <text:p text:style-name="Standard"/>
      <text:p text:style-name="Standard"><text:span text:style-name="T4">Sonny Boy (1962)<text:tab/><text:tab/></text:span><text:tab/><text:tab/><text:tab/><text:span text:style-name="T4">Annejet van der Zijl</text:span><text:tab/><text:tab/>niveau 3</text:p>
      <text:p text:style-name="Standard"/>
      <text:p text:style-name="Standard"><text:span text:style-name="T4">KliFi </text:span><text:span text:style-name="T5">(2021)</text:span><text:tab/><text:tab/><text:tab/><text:tab/><text:tab/><text:tab/><text:span text:style-name="T4">Adriaan van Dis</text:span><text:tab/><text:tab/>niveau <text:span text:style-name="T4">3</text:span></text:p>
      <text:p text:style-name="Standard"/>
      <text:p text:style-name="Standard"><text:span text:style-name="T4">De kleuren van Anna </text:span><text:span text:style-name="T5">(2021)</text:span><text:tab/><text:tab/><text:tab/><text:span text:style-name="T4">Sander Kollaard</text:span><text:tab/><text:tab/>niveau <text:span text:style-name="T4">5</text:span></text:p>
      <text:p text:style-name="Standard"/>
      <text:p text:style-name="P6">Lotgenoten<text:tab/><text:tab/><text:tab/><text:tab/><text:tab/><text:tab/>Sabrine Ingabire <text:tab/><text:tab/>niveau 4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nl" fo:country="NL" style:letter-kerning="false" style:font-name-asian="Times New Roman1" style:font-size-asian="10pt" style:language-asian="nl" style:country-asian="N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nl" fo:country="NL" style:letter-kerning="false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Kantoorthe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right="0.25in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Voorbeeld leeslijst</dc:title>
    <meta:initial-creator>User name placeholder</meta:initial-creator>
    <meta:editing-cycles>11</meta:editing-cycles>
    <meta:creation-date>2022-01-24T13:29:00</meta:creation-date>
    <dc:date>2025-02-21T01:24:13.852083038</dc:date>
    <meta:editing-duration>PT4H52M23S</meta:editing-duration>
    <meta:generator>LibreOffice/25.2.0.3$Linux_X86_64 LibreOffice_project/520$Build-3</meta:generator>
    <meta:document-statistic meta:table-count="0" meta:image-count="0" meta:object-count="0" meta:page-count="1" meta:paragraph-count="22" meta:word-count="94" meta:character-count="642" meta:non-whitespace-character-count="504"/>
    <meta:user-defined meta:name="AppVersion">16.0000</meta:user-defined>
    <meta:user-defined meta:name="Company"> </meta:user-defined>
    <meta:template xlink:type="simple" xlink:actuate="onRequest" xlink:title="Normal" xlink:href=""/>
  </office:meta>
</office:document-meta>
</file>